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2" manifest:media-type="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 Display1" svg:font-family="'Aptos Display'" style:font-family-generic="swiss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Title">
      <style:paragraph-properties fo:margin-top="0.423cm" fo:margin-bottom="0.423cm" style:contextual-spacing="true" fo:line-height="150%"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left="0cm" fo:margin-top="0cm" fo:margin-bottom="0.423cm" style:contextual-spacing="false" fo:line-height="150%" fo:text-align="justify" style:justify-single-word="false" fo:text-indent="0cm" style:auto-text-indent="false"/>
    </style:style>
    <style:style style:name="P4" style:family="paragraph" style:parent-style-name="Standard">
      <style:paragraph-properties fo:margin-left="0cm" fo:margin-top="0cm" fo:margin-bottom="0.423cm" style:contextual-spacing="false" fo:line-height="150%" fo:text-align="justify" style:justify-single-word="false" fo:text-indent="1.249cm" style:auto-text-indent="false"/>
    </style:style>
    <style:style style:name="P5" style:family="paragraph" style:parent-style-name="Standard">
      <style:paragraph-properties fo:margin-left="0cm" fo:margin-top="0cm" fo:margin-bottom="0.423cm" style:contextual-spacing="false" fo:line-height="150%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top="0.423cm" fo:margin-bottom="0.423cm" style:contextual-spacing="false" fo:line-height="150%" fo:text-align="justify" style:justify-single-word="false"/>
    </style:style>
    <style:style style:name="P7" style:family="paragraph" style:parent-style-name="Standard">
      <style:paragraph-properties fo:margin-left="0cm" fo:margin-right="0cm" fo:margin-top="0.423cm" fo:margin-bottom="0.423cm" style:contextual-spacing="false" fo:line-height="150%" fo:text-align="justify" style:justify-single-word="false" text:number-lines="true" text:line-number="0" style:writing-mode="lr-tb"/>
    </style:style>
    <style:style style:name="T1" style:family="text">
      <style:text-properties fo:font-family="Arial" style:font-family-generic="roman" style:font-pitch="variable" fo:font-size="12pt" fo:language="pt" fo:country="BR" fo:font-weight="bold" style:font-family-asian="Arial" style:font-family-generic-asian="system" style:font-pitch-asian="variable" style:font-size-asian="12pt" style:font-weight-asian="bold" style:font-family-complex="Arial" style:font-family-generic-complex="system" style:font-pitch-complex="variable" style:font-size-complex="12pt" style:font-weight-complex="bold"/>
    </style:style>
    <style:style style:name="T2" style:family="text">
      <style:text-properties fo:language="pt" fo:country="BR"/>
    </style:style>
    <style:style style:name="T3" style:family="text">
      <style:text-properties fo:font-family="Arial" style:font-family-generic="roman" style:font-pitch="variable" fo:font-size="12pt" fo:language="pt" fo:country="BR" style:font-family-asian="Arial" style:font-family-generic-asian="system" style:font-pitch-asian="variable" style:font-size-asian="12pt" style:font-family-complex="Arial" style:font-family-generic-complex="system" style:font-pitch-complex="variable" style:font-size-complex="12pt"/>
    </style:style>
    <style:style style:name="T4" style:family="text">
      <style:text-properties fo:font-family="Arial" style:font-family-generic="roman" style:font-pitch="variable" fo:font-size="12pt" fo:language="pt" fo:country="BR" fo:font-weight="normal" style:font-family-asian="Arial" style:font-family-generic-asian="system" style:font-pitch-asian="variable" style:font-size-asian="12pt" style:font-weight-asian="normal" style:font-family-complex="Arial" style:font-family-generic-complex="system" style:font-pitch-complex="variable" style:font-size-complex="12pt" style:font-weight-complex="normal"/>
    </style:style>
    <style:style style:name="T5" style:family="text">
      <style:text-properties fo:font-family="Arial" style:font-family-generic="roman" style:font-pitch="variable" fo:font-size="12pt" fo:language="pt" fo:country="BR" fo:font-style="italic" fo:font-weight="normal" style:font-family-asian="Arial" style:font-family-generic-asian="system" style:font-pitch-asian="variable" style:font-size-asian="12pt" style:font-style-asian="italic" style:font-weight-asian="normal" style:font-family-complex="Arial" style:font-family-generic-complex="system" style:font-pitch-complex="variable" style:font-size-complex="12pt" style:font-style-complex="italic" style:font-weight-complex="normal"/>
    </style:style>
    <style:style style:name="T6" style:family="text">
      <style:text-properties fo:font-family="Arial" style:font-family-generic="roman" style:font-pitch="variable" fo:font-size="12pt" fo:language="pt" fo:country="BR" fo:font-style="normal" fo:font-weight="normal" style:font-family-asian="Arial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/>
    </style:style>
    <style:style style:name="T7" style:family="text">
      <style:text-properties fo:font-family="Arial" style:font-family-generic="roman" style:font-pitch="variable" fo:font-size="12pt" fo:language="pt" fo:country="BR" fo:font-style="normal" fo:font-weight="bold" style:font-family-asian="Arial" style:font-family-generic-asian="system" style:font-pitch-asian="variable" style:font-size-asian="12pt" style:font-style-asian="normal" style:font-weight-asian="bold" style:font-family-complex="Arial" style:font-family-generic-complex="system" style:font-pitch-complex="variable" style:font-size-complex="12pt" style:font-style-complex="normal" style:font-weight-complex="bold"/>
    </style:style>
    <style:style style:name="fr1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JORNADA DO BIT QUÂNTICO</text:span><text:span text:style-name="T1"/></text:p>
      <text:p text:style-name="P2"><text:span text:style-name="T2">Efeitos Térmicos em Sistemas de Computação: Integrais Duplas para Chips Clássicos e Integrais Triplas para Estados Quânticos</text:span></text:p>
      <text:p text:style-name="P3"><text:span text:style-name="T1">1 TEMA ESCOLHIDO E JUSTIFICATIVA</text:span></text:p>
      <text:p text:style-name="P4"><text:span text:style-name="T3">O projeto analisa separadamente os efeitos térmicos no hardware clássico e no qubit. No chip de silício, modelamos hotspots via integrais duplas para calcular a temperatura média da pastilha. No sistema quântico, a temperatura ambiente age como ruído indutor de decoerência. Utilizamos integrais triplas esféricas para mensurar o volume de incerteza na Esfera de Bloch.</text:span></text:p>
      <text:p text:style-name="P3"><text:span text:style-name="T1">2 CONTEXTO DA APLICAÇÃO</text:span></text:p>
      <text:p text:style-name="P4"><text:span text:style-name="T3">A aplicação será dividida em duas modelagens matemáticas independentes, utilizando as ferramentas disponibilizadas no Cálculo:</text:span></text:p>
      <text:p text:style-name="P5"><text:span text:style-name="T1">2.1 Hardware clássico: </text:span><text:span text:style-name="T4">Aplica-se a integral dupla sobre uma função de temperatura </text:span><draw:frame draw:style-name="fr1" draw:name="Objeto1" text:anchor-type="as-char" svg:width="1.584cm" svg:height="0.522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4"><text:s/>para determinar a temperatura média em uma pastilha retangular de silício, identificando </text:span><text:span text:style-name="T5">hotspots</text:span><text:span text:style-name="T6"> e zonas críticas de falha física (T junction).</text:span></text:p>
      <text:p text:style-name="P5" loext:marker-style-name="T6"><text:span text:style-name="T7">2.2 Computação Quântica: </text:span><text:span text:style-name="T6">Aplica-se a integral tripla em coordenadas esféricas (com jacobiano </text:span><draw:frame draw:style-name="fr1" draw:name="Objeto2" text:anchor-type="as-char" svg:width="1.482cm" svg:height="0.531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6">) para quantificar o volume da </text:span><text:span text:style-name="T5">nuvem de incerteza</text:span><text:span text:style-name="T6"> na esfera de Bloch. A medida relaciona a agitação térmica com a probabilidade de erro de estado </text:span><text:span text:style-name="T5">bit-flip.</text:span></text:p>
      <text:p text:style-name="P3"><text:span text:style-name="T1">3 POSSÍVEIS DESAFIOS</text:span></text:p>
      <text:p text:style-name="P6"><text:span text:style-name="T3">Traduzir um dado físico clássico (temperatura média) em um parâmetro estatístico quântico (probabilidade de erro) e representar graficamente a "nuvem de probabilidade" dentro da Esfera de Bloch.</text:span></text:p>
      <text:p text:style-name="P6" loext:marker-style-name="T1"><text:span text:style-name="T1">4 RECURSOS NECESSÁRIOS</text:span><text:span text:style-name="T1"/></text:p>
      <text:p text:style-name="P7" loext:marker-style-name="T3"><text:span text:style-name="T3">Bibliotecas </text:span><text:span text:style-name="T5">NumPy </text:span><text:span text:style-name="T4">e/ou </text:span><text:span text:style-name="T5">SciPy </text:span><text:span text:style-name="T3">para execução das integrais numéricas; </text:span><text:span text:style-name="T5">Matplotlib </text:span><text:span text:style-name="T3">para visualização das superfícies de calor e da esfera quântica. Uso do </text:span><text:span text:style-name="T5">WolframAlpha</text:span><text:span text:style-name="T4"> </text:span><text:span text:style-name="T3">para a demonstração algébrica passo a passo das integrais múltipla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 Display1" svg:font-family="'Aptos Display'" style:font-family-generic="swiss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pt" fo:country="BR" style:letter-kerning="fals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2pt" fo:language="pt" fo:country="BR" style:letter-kerning="fals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itle" style:family="paragraph" style:parent-style-name="Standard" style:next-style-name="Standard" style:class="chapter">
      <style:paragraph-properties fo:margin-top="0cm" fo:margin-bottom="0.141cm" style:contextual-spacing="true" fo:line-height="100%"/>
      <style:text-properties style:font-name="Aptos Display1" fo:font-family="'Aptos Display'" style:font-family-generic="swiss" style:font-pitch="variable" fo:font-size="28pt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Kathleen Rodrigues Leite Barbosa</meta:initial-creator>
    <dc:creator>Guilherme Amaral Giffoni</dc:creator>
    <meta:editing-cycles>15</meta:editing-cycles>
    <meta:creation-date>2026-04-07T03:03:00</meta:creation-date>
    <dc:date>2026-04-13T02:43:59.613390100</dc:date>
    <meta:generator>LibreOffice/25.2.7.2$Linux_X86_64 LibreOffice_project/520$Build-2</meta:generator>
    <meta:document-statistic meta:table-count="0" meta:image-count="0" meta:object-count="2" meta:page-count="1" meta:paragraph-count="12" meta:word-count="238" meta:character-count="1640" meta:non-whitespace-character-count="1413"/>
    <meta:user-defined meta:name="AppVersion">16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i mathvariant="italic">𝑇</mi>
      <mrow>
        <mo fence="true" form="prefix" stretchy="true">(</mo>
        <mrow>
          <mrow>
            <mi mathvariant="italic">𝑥</mi>
            <mi>,</mi>
            <mi mathvariant="italic">𝑦</mi>
          </mrow>
        </mrow>
        <mo fence="true" form="postfix" stretchy="true">)</mo>
      </mrow>
    </mrow>
    <annotation encoding="StarMath 5.0">𝑇 left (𝑥 , 𝑦 right )</annotation>
  </semantics>
</math>
</file>

<file path=Object 2/content.xml><?xml version="1.0" encoding="utf-8"?>
<math xmlns="http://www.w3.org/1998/Math/MathML" display="block">
  <semantics>
    <mrow>
      <msup>
        <mi mathvariant="italic">𝜌</mi>
        <mn>2</mn>
      </msup>
      <mi>sin</mi>
      <mi mathvariant="italic">𝜙</mi>
    </mrow>
    <annotation encoding="StarMath 5.0">{𝜌} ^ {2}  sin {𝜙}</annotation>
  </semantics>
</math>
</file>